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835in" fo:margin-bottom="0in" loext:contextual-spacing="false" fo:line-height="150%" fo:keep-together="always"/>
      <style:text-properties officeooo:paragraph-rsid="0003e763"/>
    </style:style>
    <style:style style:name="P2" style:family="paragraph" style:parent-style-name="Standard">
      <style:paragraph-properties fo:margin-top="0.0835in" fo:margin-bottom="0in" loext:contextual-spacing="false" fo:line-height="150%"/>
      <style:text-properties officeooo:paragraph-rsid="0003e763"/>
    </style:style>
    <style:style style:name="P3" style:family="paragraph" style:parent-style-name="Standard">
      <style:paragraph-properties fo:margin-top="0.0835in" fo:margin-bottom="0in" loext:contextual-spacing="false" fo:line-height="150%" fo:keep-together="always" fo:keep-with-next="always"/>
      <style:text-properties officeooo:paragraph-rsid="0003e763"/>
    </style:style>
    <style:style style:name="P4" style:family="paragraph" style:parent-style-name="Standard" style:list-style-name="WWNum9">
      <style:paragraph-properties fo:margin-top="0.0835in" fo:margin-bottom="0in" loext:contextual-spacing="false" fo:line-height="150%" fo:keep-together="always" fo:keep-with-next="always"/>
      <style:text-properties officeooo:paragraph-rsid="0003e763"/>
    </style:style>
    <style:style style:name="P5" style:family="paragraph" style:parent-style-name="Standard" style:list-style-name="WWNum9">
      <style:paragraph-properties fo:margin-top="0.0835in" fo:margin-bottom="0in" loext:contextual-spacing="false" fo:line-height="150%"/>
      <style:text-properties officeooo:paragraph-rsid="0003e763"/>
    </style:style>
    <style:style style:name="P6" style:family="paragraph" style:parent-style-name="Standard" style:list-style-name="WWNum9">
      <style:paragraph-properties fo:margin-top="0.0835in" fo:margin-bottom="0in" loext:contextual-spacing="false" fo:line-height="150%" fo:keep-together="always"/>
      <style:text-properties officeooo:paragraph-rsid="0003e7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Ref27204674"/>Система должна обеспечивать защиту от несанкционированного доступа (НСД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loext:contextual-spacing="false" fo:text-align="start" style:justify-single-word="false" fo:keep-together="always" fo:keep-with-next="always"/>
      <style:text-properties fo:font-weight="bold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75in" fo:text-indent="-0.1575in" fo:margin-left="1.657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7953in" fo:text-indent="-0.2953in" fo:margin-left="1.795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4925in" fo:text-indent="-0.3937in" fo:margin-lef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972in" fo:text-indent="-0.4925in" fo:margin-left="0.6898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5in" fo:text-indent="-0.689in" fo:margin-left="2.18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3661in" fo:text-indent="-0.8661in" fo:margin-left="2.366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839in" fo:text-indent="-0.9839in" fo:margin-left="2.483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602in" fo:text-indent="-1.102in" fo:margin-left="2.6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text:list-tab-stop-position="0.748in" fo:text-indent="-0.248in" fo:margin-left="0.748in"/>
        </style:list-level-properties>
        <style:text-properties fo:font-family="'Times New Roman'" style:font-style-name="Обычный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2:24:43.364433720</meta:creation-date>
    <dc:date>2020-02-27T22:20:42.014595794</dc:date>
    <meta:editing-duration>PT42S</meta:editing-duration>
    <meta:editing-cycles>3</meta:editing-cycles>
    <meta:generator>LibreOffice/6.2.8.2$Linux_X86_64 LibreOffice_project/20$Build-2</meta:generator>
    <meta:document-statistic meta:table-count="0" meta:image-count="0" meta:object-count="0" meta:page-count="1" meta:paragraph-count="1" meta:word-count="8" meta:character-count="73" meta:non-whitespace-character-count="65"/>
  </office:meta>
</office:document-meta>
</file>